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5c5" officeooo:paragraph-rsid="001c35c5"/>
    </style:style>
    <style:style style:name="P2" style:family="paragraph" style:parent-style-name="Standard">
      <style:text-properties officeooo:rsid="001e3f64" officeooo:paragraph-rsid="001e3f64"/>
    </style:style>
    <style:style style:name="P3" style:family="paragraph" style:parent-style-name="Standard">
      <style:text-properties officeooo:rsid="001f13eb" officeooo:paragraph-rsid="001f13eb"/>
    </style:style>
    <style:style style:name="P4" style:family="paragraph" style:parent-style-name="Standard">
      <style:text-properties officeooo:rsid="0020e501" officeooo:paragraph-rsid="0020e501"/>
    </style:style>
    <style:style style:name="P5" style:family="paragraph" style:parent-style-name="Standard">
      <style:text-properties officeooo:rsid="00229397" officeooo:paragraph-rsid="00229397"/>
    </style:style>
    <style:style style:name="P6" style:family="paragraph" style:parent-style-name="Standard">
      <style:text-properties officeooo:rsid="00241e69" officeooo:paragraph-rsid="00241e69"/>
    </style:style>
    <style:style style:name="P7" style:family="paragraph" style:parent-style-name="Standard">
      <style:text-properties officeooo:rsid="0024a26d" officeooo:paragraph-rsid="0024a26d"/>
    </style:style>
    <style:style style:name="P8" style:family="paragraph" style:parent-style-name="Standard">
      <style:text-properties officeooo:rsid="0027c212" officeooo:paragraph-rsid="0027c212"/>
    </style:style>
    <style:style style:name="P9" style:family="paragraph" style:parent-style-name="Standard">
      <style:text-properties officeooo:rsid="0027ff3f" officeooo:paragraph-rsid="0027ff3f"/>
    </style:style>
    <style:style style:name="P10" style:family="paragraph" style:parent-style-name="Standard">
      <style:text-properties officeooo:rsid="00294a12" officeooo:paragraph-rsid="00294a12"/>
    </style:style>
    <style:style style:name="P11" style:family="paragraph" style:parent-style-name="Standard">
      <style:text-properties officeooo:rsid="00294a12" officeooo:paragraph-rsid="00294d41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35c5" officeooo:paragraph-rsid="001c35c5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3f64" officeooo:paragraph-rsid="001e3f64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f13eb" officeooo:paragraph-rsid="001f13eb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0e501" officeooo:paragraph-rsid="0020e501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29397" officeooo:paragraph-rsid="00229397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1e69" officeooo:paragraph-rsid="00241e69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7c212" officeooo:paragraph-rsid="0027c212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7ff3f" officeooo:paragraph-rsid="0027ff3f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94a12" officeooo:paragraph-rsid="00294a12"/>
    </style:style>
    <style:style style:name="P21" style:family="paragraph" style:parent-style-name="Standard">
      <style:text-properties officeooo:rsid="00294d41" officeooo:paragraph-rsid="00294d41"/>
    </style:style>
    <style:style style:name="P22" style:family="paragraph" style:parent-style-name="Standard">
      <style:text-properties officeooo:rsid="00241e69" officeooo:paragraph-rsid="002e80a9"/>
    </style:style>
    <style:style style:name="P23" style:family="paragraph" style:parent-style-name="Standard">
      <style:text-properties officeooo:rsid="0024a26d" officeooo:paragraph-rsid="0024a26d"/>
    </style:style>
    <style:style style:name="P24" style:family="paragraph" style:parent-style-name="Standard">
      <style:text-properties officeooo:rsid="0027ff3f" officeooo:paragraph-rsid="0027ff3f"/>
    </style:style>
    <style:style style:name="P25" style:family="paragraph" style:parent-style-name="Standard">
      <style:text-properties officeooo:rsid="00294a12" officeooo:paragraph-rsid="00294a12"/>
    </style:style>
    <style:style style:name="T1" style:family="text">
      <style:text-properties officeooo:rsid="001c5faf"/>
    </style:style>
    <style:style style:name="T2" style:family="text">
      <style:text-properties officeooo:rsid="0020e501"/>
    </style:style>
    <style:style style:name="T3" style:family="text">
      <style:text-properties officeooo:rsid="00241e69"/>
    </style:style>
    <style:style style:name="T4" style:family="text">
      <style:text-properties officeooo:rsid="00269188"/>
    </style:style>
    <style:style style:name="T5" style:family="text">
      <style:text-properties officeooo:rsid="0027ff3f"/>
    </style:style>
    <style:style style:name="T6" style:family="text">
      <style:text-properties officeooo:rsid="00294d41"/>
    </style:style>
    <style:style style:name="T7" style:family="text">
      <style:text-properties officeooo:rsid="002e80a9"/>
    </style:style>
    <style:style style:name="T8" style:family="text">
      <style:text-properties officeooo:rsid="002fdc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u rei dos sete cruzeiros </text:p>
      <text:p text:style-name="P1"/>
      <text:p text:style-name="P1">Papel: Boss</text:p>
      <text:p text:style-name="P1">Nome: Exu Tranca-Tudo</text:p>
      <text:p text:style-name="P1">Gênero: Exu</text:p>
      <text:p text:style-name="P1">Sexo: Masculino</text:p>
      <text:p text:style-name="P1">Idade:47 anos(aparência)/+1000 anos</text:p>
      <text:p text:style-name="P1">Peso:87 kg</text:p>
      <text:p text:style-name="P1">Tamanho:1,71 m (humano)/4,0 m gigante</text:p>
      <text:p text:style-name="P1"/>
      <text:p text:style-name="P1">História:É conhecido por governa todas as passagens dos que trabalham nos cruzeiros. Um mestre em trabalhos ligados ao amor trancado toda a inveja e o olho gordo colocado sobre o casal que estiver vivo em Aiye. Possui habilidade em trancar mandingas e movimentos dos fregueses. Ele é responsável em defender as leis e trabalhos de médium em Aiye. Ele servia a Ogum (Orixá), se tornando seu subordinado em alguns serviços sujos, porém gostava do trabalho mais que tudo. O senhor das altas magias em seu rumo. Está com o alto conselho entre os Exus; uma alta cúpula que rege e administra o reino. Sua<text:span text:style-name="T7"> vestimenta é turquesa.</text:span></text:p>
      <text:p text:style-name="P1"/>
      <text:p text:style-name="P1">Afinidades: Todos os Exus.</text:p>
      <text:p text:style-name="P1">Sobre o seu reino: O grande agente mágico do equilíbrio Universal.</text:p>
      <text:p text:style-name="P1">Arma: Magia/Punhos</text:p>
      <text:p text:style-name="P12"/>
      <text:p text:style-name="P1"/>
      <text:p text:style-name="P1">Exu Rei das sete encruzilhadas</text:p>
      <text:p text:style-name="P1">Papel: Boss</text:p>
      <text:p text:style-name="P1">Nome: Exu Velho</text:p>
      <text:p text:style-name="P1">Gênero: Exu</text:p>
      <text:p text:style-name="P1">Sexo: Masculino</text:p>
      <text:p text:style-name="P1">Idade:+80 (aparência)/+1000 anos</text:p>
      <text:p text:style-name="P1">Peso:90 kg</text:p>
      <text:p text:style-name="P1">Tamanho:1,72 m(humano)/4,0 m gigante</text:p>
      <text:p text:style-name="P1"/>
      <text:p text:style-name="P1"><text:span text:style-name="T8">História: Um</text:span> <text:span text:style-name="T1">homem de idade avançada; Sendo que sua perna esquerda não funciona bem, por isto é muito comum que se apoia e um bastão. Seu olhar é insustentável e quando se fixa em alguém, parece que o atravessa, sabendo seus segredos mais íntimos. À o chefe do Reino da Encruzilhada; onde governa todas as passagens (caminhos nos quais às pessoas são levadas para Orum,reinos do Submundo e vácuo) que trabalham ali. Sua função principal é abrir os caminhos para os outro Guias (Pessoas capazes de receber os Exus e Orixás em seus corpos)chegaram e também para os filhos e fregueses( Pessoas que fazem contratos com os Exus e os Orixás). É rígido e severo quando é para seguir as tradições e que seus rituais. Fazendo cumprir passo a passo como deve ser, mesmo que,como tudo “Exu” está aberto a mudanças;às movimentações e inovações dele é na criação de seus servos (monstros).Exu velho sua vestimenta é verde claro.</text:span></text:p>
      <text:p text:style-name="P1"/>
      <text:p text:style-name="P2">Afinidades: Todos os Exus</text:p>
      <text:p text:style-name="P2">Sobre o seu nome: Está diretamente ligado principalmente a abertura de caminhos, pois diante dos problemas do consulente ele oferece várias soluções (caminhos), entre bons ou ruins.</text:p>
      <text:p text:style-name="P2">Arma: Bastão/Punhos</text:p>
      <text:p text:style-name="P13"/>
      <text:p text:style-name="P2"/>
      <text:p text:style-name="P2"/>
      <text:p text:style-name="P2"/>
      <text:p text:style-name="P2"/>
      <text:p text:style-name="P2"><text:soft-page-break/>Exu Rei das Matas</text:p>
      <text:p text:style-name="P2"/>
      <text:p text:style-name="P3">Papel: Boss</text:p>
      <text:p text:style-name="P3">Nome: Pantera <text:span text:style-name="T2">n</text:span>egra</text:p>
      <text:p text:style-name="P3">Gênero: Exu</text:p>
      <text:p text:style-name="P3">Sexo: Masculino</text:p>
      <text:p text:style-name="P3">Idade:42 anos (aparência)/=1000 anos</text:p>
      <text:p text:style-name="P3">Peso:85 kg</text:p>
      <text:p text:style-name="P3">Tamanho1, 70 m humano/4,0 m gigante</text:p>
      <text:p text:style-name="P3"/>
      <text:p text:style-name="P3">História: O Exu chefe do Reino das matas. Comanda todos que trabalham no verde ou locais que tenham árvores(à não ser cemitérios, pois pertence a outro reino).Ele trabalhava para Oxóssi (Orixá) como subordinado do braço esquerdo. Tem seu ponto de força firmado em matas fechadas ou á beira de lago circulado por verde. É conhecedor dos mistérios das ervas , raízes,semente, folhas,flores e frutos. Possui uma máscara tribal, para não revelar o seu rosto para qualquer um;tendo especialidade em trabalhos de cura(doenças) é exímio guerreiro. Ele não admite traição e mentiras. Ele é um representante negativo( Exus que pertence a uma hierarquia de Orixás) na linhagem das almas. Sua<text:span text:style-name="T7"> vestimenta é Roxo</text:span></text:p>
      <text:p text:style-name="P3"/>
      <text:p text:style-name="P3">Afinidades: Todos os Exus.</text:p>
      <text:p text:style-name="P3">Sobre o seu nome: Devido a sua enorme coragem e força para vencer demandas e realizar os mais terríveis trabalhos de magia.</text:p>
      <text:p text:style-name="P3">Arma: Punhos</text:p>
      <text:p text:style-name="P14"/>
      <text:p text:style-name="P3"/>
      <text:p text:style-name="P3"/>
      <text:p text:style-name="P3">Exu Rei do Cemitério</text:p>
      <text:p text:style-name="P3"/>
      <text:p text:style-name="P3">Papel: Boss</text:p>
      <text:p text:style-name="P4">Nome: Exu Porteira</text:p>
      <text:p text:style-name="P4">Gênero: Exu</text:p>
      <text:p text:style-name="P4">Sexo: Masculino</text:p>
      <text:p text:style-name="P4">Idade:40 anos(aparência)/+ 1000anos</text:p>
      <text:p text:style-name="P4">Peso:79,5 kg</text:p>
      <text:p text:style-name="P4">Tamanho:1,69 m humano / 4,0 m gigante</text:p>
      <text:p text:style-name="P4"/>
      <text:p text:style-name="P4">História: Cuida de todos os portais e passagens de diversos lugares nos planos espirituais. Ele é o intermediário entre dois planos, espiritual e terreno&gt;Conhecido como Rei das Sete Calungas ; geralmente quando se diz”calunga” nas gírias de Quimbanda e Umbanda é definida para cemitério. Ele trabalha com todos que moram dentro dos cemitérios exclusivamente. Trabalha no cemitério de Aiye, sendo de grande importância em demandas e trabalhos que envolvem vigia; ninguém entra e nem sai do cemitério sem antes passar por ele. Quando é contratado faz seu lindo ritual com seriedade para o ritual, lança sua forte gargalhada e cumprimenta todos da casa onde recebendo o seu pedido, assim ele faz de tudo o que está no seu alcance para realizar, trazendo grande energia. Porém, contra seus inimigos não tem muita conversa. Gosta de acabar de vez com ele. Sua<text:span text:style-name="T7"> vestimenta é vermelha.</text:span></text:p>
      <text:p text:style-name="P4"/>
      <text:p text:style-name="P4">Afinidades: Todos os Exus</text:p>
      <text:p text:style-name="P4">Sobre o seu nome: Refere-se a “Passagem” ou porta.</text:p>
      <text:p text:style-name="P4">Arma: Punhos/Summon (Invocações de inimigos de telas anteriores)</text:p>
      <text:p text:style-name="P15"/>
      <text:p text:style-name="P4"/>
      <text:p text:style-name="P4"><text:soft-page-break/></text:p>
      <text:p text:style-name="P4">Exu Rei das Lira</text:p>
      <text:p text:style-name="P4"/>
      <text:p text:style-name="P4">Papel: Boss</text:p>
      <text:p text:style-name="P5">Nome: Sete liras</text:p>
      <text:p text:style-name="P5">Gênero: Exu</text:p>
      <text:p text:style-name="P5">Sexo: Masculino</text:p>
      <text:p text:style-name="P5">Idade:37 anos (aparência)/+1000 anos</text:p>
      <text:p text:style-name="P5">Peso: 77 quilos</text:p>
      <text:p text:style-name="P5">Tamanho: 1,80 m Humano/4,0 gigante</text:p>
      <text:p text:style-name="P5"/>
      <text:p text:style-name="P5">História:Ele pode facilitar ou acorrentar sob mesmo sigilo, bem como fornecer energias de elevação e crescimento. Esse Exu desenvolvem sua atividade dentro dos pontos de força do comércio,entretenimentos,estudos,literatura,arte e política. É o Exu que ama trabalhar com tudo que envolve a arte, a música , poesia, boemia( Bares),ciganeira, malandragem, etc. Sua<text:span text:style-name="T7"> vestimenta é Azul marinho.</text:span></text:p>
      <text:p text:style-name="P5"/>
      <text:p text:style-name="P5">Afinidades: Todos os Exus</text:p>
      <text:p text:style-name="P5">Sobre o seu nome: A lira é um instrumento de cordas conhecido pela sua vasta utilização durante a antiguidade onde a arte, música e poesia se encontra em junção a um só instrumento ou momento.</text:p>
      <text:p text:style-name="P5">Arma: Punhos/Summon/Magia</text:p>
      <text:p text:style-name="P16"/>
      <text:p text:style-name="P5"/>
      <text:p text:style-name="P5">Exu Rei das Almas</text:p>
      <text:p text:style-name="P5"/>
      <text:p text:style-name="P5">Papel: Boss</text:p>
      <text:p text:style-name="P5">Nome: Exu Omúlu(Sr. Omúlu)</text:p>
      <text:p text:style-name="P5">Gênero: Exu</text:p>
      <text:p text:style-name="P5">Sexo: Masculino</text:p>
      <text:p text:style-name="P5">Idade:39 anos (aparência)/+1000 anos</text:p>
      <text:p text:style-name="P5">Peso:77,4 kg</text:p>
      <text:p text:style-name="P5">Tamanho:1,67 m Humano/4,0 m Gigante.</text:p>
      <text:p text:style-name="P5"/>
      <text:p text:style-name="P5">História:<text:span text:style-name="T3">O Sr. Omúlu é o guardião das almas dignas de seus feitos;seus trabalhos são cuidas delas;assim como toda linha dos Exus é eclético, atua em distintas áreas, mas tem a morte como sua companheira predileta. Sua função é incluir os mortos enterrados em Aiye para o plano das almas. Sua linha de comando é uma das mais fortes do Submundo. Sua vestimenta é cinza.</text:span></text:p>
      <text:p text:style-name="P5"/>
      <text:p text:style-name="P6">Afinidades: Todos os Exus.</text:p>
      <text:p text:style-name="P6">Sobre o seu nome:É que recebe todas as almas que desencarnam.</text:p>
      <text:p text:style-name="P6">Arma: Espada (Azagaia)</text:p>
      <text:p text:style-name="P17"/>
      <text:p text:style-name="P6"/>
      <text:p text:style-name="P6">Exu Rei da Praia </text:p>
      <text:p text:style-name="P6"/>
      <text:p text:style-name="P6">Papel: Final Boss</text:p>
      <text:p text:style-name="P6">Nome: -</text:p>
      <text:p text:style-name="P6">Gênero: Exu</text:p>
      <text:p text:style-name="P6">Sexo: Masculino</text:p>
      <text:p text:style-name="P6">Idade:39 anos (aparência)/+1000 anos</text:p>
      <text:p text:style-name="P6">Peso: 72 kg</text:p>
      <text:p text:style-name="P6">Tamanho:1, 75 m humano/ 4,0 m Gigante</text:p>
      <text:p text:style-name="P6"><text:soft-page-break/></text:p>
      <text:p text:style-name="P22">História: Ele não possui um nome , <text:s/>é guardião das belezas que se encontra dentro da escuridão. Ele é o Exu que trabalha para iludir os fregueses. Frio como gelo, frieza em forma latente olhar que enxerga o medo estratégia oculta na mente. Dissipando e brincando com emoções pensamentos diferente; saia do seu caminho não está na mesma patente. Um mistério sem solução; preso na própria insanidade onde leva junto com a mão; Pode pensar o que quiser, ele não se considera mal; Sua visão não lhe interessa no final só que r saber a vitória. Manipulação, é arte e sua decepção faz parte. Você não é nada para ele, é usável e descartável; raciocínio sempre ao extremo; palavras como veneno. Dentro de seu reino encontram-se todos os que trabalham nas praias , perto D'Água o ainda dentro dela, podendo ser salgada ou doce. Sua vestimenta é preta</text:p>
      <text:p text:style-name="P6"/>
      <text:p text:style-name="P6">Afinidades: Todos os Exus.</text:p>
      <text:p text:style-name="P6">Sobre o seu nome:-</text:p>
      <text:p text:style-name="P6">Arma: Punhos/Ilusões/Magias/ Polus (Último recurso, que chama todos os outros Exus temporariamente)</text:p>
      <text:p text:style-name="P17"/>
      <text:p text:style-name="P6"/>
      <text:p text:style-name="P7">Morkith</text:p>
      <text:p text:style-name="P7"/>
      <text:p text:style-name="P7">Papel: Mini_Boss</text:p>
      <text:p text:style-name="P7">Nome: Morkith</text:p>
      <text:p text:style-name="P7">Gênero: Mago_ Chefe</text:p>
      <text:p text:style-name="P7">Sexo: Masculino</text:p>
      <text:p text:style-name="P7">Idade:38 anos(aparência)/130 anos</text:p>
      <text:p text:style-name="P7">Peso:82 kg</text:p>
      <text:p text:style-name="P7">Tamanho: 1, 73 alturas</text:p>
      <text:p text:style-name="P7"/>
      <text:p text:style-name="P7">História:<text:span text:style-name="T4">Nasceu em Aiye na região Norte , uma pequena vila chamada Nupe, que se ergueu depois das destruições de vilas em massa pelo Ogum. A pobre vila onde seus habitantes viviam sobrevivendo de restos. Morkith sempre teve o desejo de sair daquela terrível situação e ser um peregrino;porém o seu destino tomou outro rumo e foi levado para um sacrifício onde ele era a oferenda; durante o ritual o Exu Porteira apareceu e viu um olhar de ódio em Morkith, gostando do garoto decide levar a sua alma e fazer dele o seu peão favorito. Anos se passaram e Morkith aprendeu todas às magias obscuras com o Exu e decidiu se dedicar mais e mais para recompensar o que o Exu fez por ele. Sua vestimenta é Ametista.</text:span></text:p>
      <text:p text:style-name="P7"/>
      <text:p text:style-name="P8">Afinidades: Exu rei do Cemitério – Chefe/Confrade </text:p>
      <text:p text:style-name="P8">Sobre o seu nome: Sombrio; severo.</text:p>
      <text:p text:style-name="P8">Arma: Cajado /Todas às magias obscuras</text:p>
      <text:p text:style-name="P18"/>
      <text:p text:style-name="P8"/>
      <text:p text:style-name="P8">Kumi</text:p>
      <text:p text:style-name="P8"/>
      <text:p text:style-name="P8">Papel: Mini-Boss</text:p>
      <text:p text:style-name="P8">Nome: Kumi</text:p>
      <text:p text:style-name="P8">Gênero: Demônio</text:p>
      <text:p text:style-name="P8">Sexo: Masculino</text:p>
      <text:p text:style-name="P8">Idade: 26 anos</text:p>
      <text:p text:style-name="P8">Peso:71 kg</text:p>
      <text:p text:style-name="P8">Tamanho: 1,58 m altura/ 4,0 m com fusão</text:p>
      <text:p text:style-name="P8"/>
      <text:p text:style-name="P8"><text:soft-page-break/>História:Ele é o demônio que cuida da chave do portão, na qual Ras cuida e futuramente sucessor de Ras. É um jovem demônio que seguia Ras, ele sempre viveu naquele reino pairando sem rumo; só ouvindo lamentos das almas onde habitava; <text:span text:style-name="T5">Até a chegada de Ras , sua fonte de inspiração. Sua aparência é próxima do ser humano porém tem um chifre na sua cabeça e é Azul. Sua vestimenta é Azul areado.</text:span></text:p>
      <text:p text:style-name="P8"/>
      <text:p text:style-name="P9">Afinidades: Exu Rei das Almas – Chefe/Patrão</text:p>
      <text:p text:style-name="P9"><text:span text:style-name="T8">Ras- Amigo</text:span> de Reino</text:p>
      <text:p text:style-name="P9">Sobre o seu nome: Vigoroso (Akan de Gana)</text:p>
      <text:p text:style-name="P9">Arma: Espada</text:p>
      <text:p text:style-name="P19"/>
      <text:p text:style-name="P9"/>
      <text:p text:style-name="P9">Ras</text:p>
      <text:p text:style-name="P9"/>
      <text:p text:style-name="P9">Papel: Mini-Boss </text:p>
      <text:p text:style-name="P9">Nome: Ras</text:p>
      <text:p text:style-name="P9">Gênero: Demônio</text:p>
      <text:p text:style-name="P9">Sexo: Masculino</text:p>
      <text:p text:style-name="P9">Idade:28 anos</text:p>
      <text:p text:style-name="P9">Peso:73 kg</text:p>
      <text:p text:style-name="P9">Tamanho:1,55 altura/ 4,0 m com a fusão</text:p>
      <text:p text:style-name="P9"/>
      <text:p text:style-name="P9">História: Ras é o demônio portador das lamas que habitam no 5ºReino, ele quem cuida do portão de transição para o reino das Liras. Ele era um servo de Oxalá, porém se rebelou contra Olodumarê, causando a sua sentença de ir para o Submundo para guarda às almas de lá, desde então ele fica fazendo o mesmo serviço até o fins dos <text:span text:style-name="T8">tempos. Possui chifres vermelhos. Sua vestimenta é Carmesim</text:span></text:p>
      <text:p text:style-name="P9"/>
      <text:p text:style-name="P9">Afinidades: Exu Rei das Almas – Chefe/Patrão</text:p>
      <text:p text:style-name="P9">Kumi – Amigo de Reino</text:p>
      <text:p text:style-name="P3"/>
      <text:p text:style-name="P9">Sobre o seu nome: Cabeça, líder(Um título Etíope)</text:p>
      <text:p text:style-name="P9">Arma: Espada</text:p>
      <text:p text:style-name="P19"/>
      <text:p text:style-name="P9"/>
      <text:p text:style-name="P10">Abidemi</text:p>
      <text:p text:style-name="P10"/>
      <text:p text:style-name="P10">Papel: Aliado</text:p>
      <text:p text:style-name="P10">Nome: Abidemi</text:p>
      <text:p text:style-name="P10">Gênero: Humano</text:p>
      <text:p text:style-name="P10">Sexo: Feminino</text:p>
      <text:p text:style-name="P10">Idade:29 anos</text:p>
      <text:p text:style-name="P10">Peso:59 kg</text:p>
      <text:p text:style-name="P10">Tamanho:1,49 m</text:p>
      <text:p text:style-name="P10"/>
      <text:p text:style-name="P10">História: Quando pequeno seu pai saia bastante para caçar; e a sua mãe ficava em casa cuidando da plantação e da preparação da comida. Foi crescendo até que Ogum atacou a sua aldeia; porque eles começaram a desacreditar nos Orixás; Olodumarê então decide matar todos os descrentes e nisso Abidemi foge junto de Abejide, graças ao seu pai e sua mãe; em seus braços carregava o irmão o Abejide; seu irmão foi deixado com o ancião na aldeia mais próxima da sua casa, implorou para o velho salvar a vida do seu irmão, e ela sacrificou para afastar o Ogum; Indo para Orum pôde <text:soft-page-break/>aprender a magia e rezava para se encontrar com o seu irmãozinho. <text:span text:style-name="T7">Sua capa é verde e sua túnica é Ciano escuro</text:span></text:p>
      <text:p text:style-name="P10"/>
      <text:p text:style-name="P10">Afinidades: Irmã – Abejide</text:p>
      <text:p text:style-name="P10">Filha – Akin (Pai)</text:p>
      <text:p text:style-name="P10">Filha – Limber(Mãe)</text:p>
      <text:p text:style-name="P10">Sobre o seu nome: Nascida durante a ausência do pai (Iorubá).</text:p>
      <text:p text:style-name="P10">Arma: Espada (Igual a do Abejide porém inteira)</text:p>
      <text:p text:style-name="P20"/>
      <text:p text:style-name="P10"/>
      <text:p text:style-name="P10">Caranguejo</text:p>
      <text:p text:style-name="P10"/>
      <text:p text:style-name="P11">Papel: Inimigo</text:p>
      <text:p text:style-name="P11">Nome: Caranguejo</text:p>
      <text:p text:style-name="P21">Gênero: Animal</text:p>
      <text:p text:style-name="P11">Sexo: Masculino</text:p>
      <text:p text:style-name="P21">Idade: 2 anos</text:p>
      <text:p text:style-name="P21">Peso: 300 kg</text:p>
      <text:p text:style-name="P21">Tamanho: 2,0 m à 3,0 m</text:p>
      <text:p text:style-name="P11"/>
      <text:p text:style-name="P21">História: O caranguejo é um crustáceo que possui nas costas uma carapuça protetora; habita a região litorânea do mundo todo; se alimenta de peixes e outros animais mortos. O Exu Rei da Praia, gosta de ouvir o som do mar e de sentir os pés na areia e a paisagem tropical em Aiye. Com isso ele fez uma réplica no seu reino. Alguns animais que ele viu em Aiye no litoral ele copiou, porém eram diferentes em seu reino…<text:span text:style-name="T7">Sua cor é laranja e creme.</text:span></text:p>
      <text:p text:style-name="P11"/>
      <text:p text:style-name="P21">Afinidades: Exu Rei da Praia</text:p>
      <text:p text:style-name="P11"/>
      <text:p text:style-name="P21">Sobre o seu nome: Comum aos crustáceos decápodes, branquiuros, encontram-se em diversos ambientes, tanto em água doce quanto em salgada.</text:p>
      <text:p text:style-name="P11"/>
      <text:p text:style-name="P11"><text:span text:style-name="T6">Arma: Garra (1ºPereópode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7:50:57.269000000</meta:creation-date>
    <dc:date>2018-05-08T14:05:07.403000000</dc:date>
    <meta:editing-duration>PT1H45M27S</meta:editing-duration>
    <meta:editing-cycles>10</meta:editing-cycles>
    <meta:generator>LibreOffice/5.4.4.2$Windows_X86_64 LibreOffice_project/2524958677847fb3bb44820e40380acbe820f960</meta:generator>
    <meta:document-statistic meta:table-count="0" meta:image-count="0" meta:object-count="0" meta:page-count="6" meta:paragraph-count="148" meta:word-count="1830" meta:character-count="10871" meta:non-whitespace-character-count="9176"/>
  </office:meta>
</office:document-meta>
</file>